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02d" officeooo:paragraph-rsid="001fe02d"/>
    </style:style>
    <style:style style:name="P2" style:family="paragraph" style:parent-style-name="Standard">
      <style:paragraph-properties fo:text-align="start" style:justify-single-word="false"/>
      <style:text-properties officeooo:rsid="001fe02d" officeooo:paragraph-rsid="001fe02d"/>
    </style:style>
    <style:style style:name="P3" style:family="paragraph" style:parent-style-name="Standard">
      <style:paragraph-properties fo:text-align="start" style:justify-single-word="false"/>
      <style:text-properties officeooo:rsid="002117c3" officeooo:paragraph-rsid="002117c3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24b0a" officeooo:paragraph-rsid="00224b0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3d443" officeooo:paragraph-rsid="0023d4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21b92f" officeooo:paragraph-rsid="0021b92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8bb0d" officeooo:paragraph-rsid="0028bb0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24b0a" officeooo:paragraph-rsid="00224b0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3d443" officeooo:paragraph-rsid="0023d44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76873" officeooo:paragraph-rsid="0027687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76873" officeooo:paragraph-rsid="00282c9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23d443" officeooo:paragraph-rsid="0023d443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2117c3" officeooo:paragraph-rsid="002117c3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1b92f" officeooo:paragraph-rsid="0021b92f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28bb0d" officeooo:paragraph-rsid="0028bb0d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224b0a" officeooo:paragraph-rsid="00224b0a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23d443" officeooo:paragraph-rsid="0023d443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normal" officeooo:rsid="0025bede" officeooo:paragraph-rsid="0025bede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265465" officeooo:paragraph-rsid="00265465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76873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8bb0d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82c9e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fo:font-weight="normal" officeooo:rsid="0021b92f" officeooo:paragraph-rsid="0021b92f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tyle="normal" fo:font-weight="normal" officeooo:rsid="0021b92f" officeooo:paragraph-rsid="00224b0a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tyle="normal" fo:font-weight="normal" officeooo:rsid="0028bb0d" officeooo:paragraph-rsid="0028bb0d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normal" fo:font-weight="normal" officeooo:rsid="0028bb0d" officeooo:paragraph-rsid="0028bb0d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tyle="normal" fo:font-weight="normal" officeooo:rsid="00224b0a" officeooo:paragraph-rsid="00224b0a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tyle="normal" fo:font-weight="normal" officeooo:rsid="0025bede" officeooo:paragraph-rsid="0025bede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tyle="normal" fo:font-weight="normal" officeooo:rsid="00276873" officeooo:paragraph-rsid="00276873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tyle="normal" fo:font-weight="normal" officeooo:rsid="00265465" officeooo:paragraph-rsid="00265465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tyle="normal" fo:font-weight="normal" officeooo:rsid="00282c9e" officeooo:paragraph-rsid="00282c9e" style:font-style-asian="normal" style:font-weight-asian="normal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tyle="normal" fo:font-weight="bold" officeooo:rsid="0021b92f" officeooo:paragraph-rsid="0021b92f" style:font-style-asian="normal" style:font-weight-asian="bold" style:font-style-complex="normal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style="normal" fo:font-weight="bold" officeooo:rsid="0023d443" officeooo:paragraph-rsid="0023d443" style:font-style-asian="normal" style:font-weight-asian="bold" style:font-style-complex="normal" style:font-weight-complex="bold"/>
    </style:style>
    <style:style style:name="T1" style:family="text">
      <style:text-properties officeooo:rsid="002117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8bb0d" style:font-style-asian="normal" style:font-style-complex="normal"/>
    </style:style>
    <style:style style:name="T5" style:family="text">
      <style:text-properties fo:font-style="normal" officeooo:rsid="00276873" style:font-style-asian="normal" style:font-style-complex="normal"/>
    </style:style>
    <style:style style:name="T6" style:family="text">
      <style:text-properties fo:font-style="normal" officeooo:rsid="0023d443" style:font-style-asian="normal" style:font-style-complex="normal"/>
    </style:style>
    <style:style style:name="T7" style:family="text">
      <style:text-properties fo:font-style="normal" officeooo:rsid="00265465" style:font-style-asian="normal" style:font-style-complex="normal"/>
    </style:style>
    <style:style style:name="T8" style:family="text">
      <style:text-properties fo:font-style="normal" officeooo:rsid="002a8795" style:font-style-asian="normal" style:font-style-complex="normal"/>
    </style:style>
    <style:style style:name="T9" style:family="text">
      <style:text-properties fo:font-style="normal" officeooo:rsid="00282c9e" style:font-style-asian="normal" style:font-style-complex="normal"/>
    </style:style>
    <style:style style:name="T10" style:family="text">
      <style:text-properties fo:font-style="normal" officeooo:rsid="00294dd2" style:font-style-asian="normal" style:font-style-complex="normal"/>
    </style:style>
    <style:style style:name="T11" style:family="text">
      <style:text-properties fo:font-style="normal" officeooo:rsid="002d0493" style:font-style-asian="normal" style:font-style-complex="normal"/>
    </style:style>
    <style:style style:name="T12" style:family="text">
      <style:text-properties officeooo:rsid="002d0493"/>
    </style:style>
    <style:style style:name="T13" style:family="text">
      <style:text-properties officeooo:rsid="002e03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L <text:span text:style-name="T13">First Kiss</text:span> Scene</text:p>
      <text:p text:style-name="P1"/>
      <text:p text:style-name="P1"/>
      <text:p text:style-name="P2">A: Amrita</text:p>
      <text:p text:style-name="P2">B: Bianka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28:31.899000000</meta:creation-date>
    <dc:date>2025-05-29T22:36:23.687000000</dc:date>
    <meta:editing-duration>PT20H29M54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" meta:word-count="8" meta:character-count="38" meta:non-whitespace-character-count="33"/>
  </office:meta>
</office:document-meta>
</file>